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13mm"/>
    </style:style>
    <style:style style:name="co3" style:family="table-column">
      <style:table-column-properties fo:break-before="auto" style:column-width="89.59mm"/>
    </style:style>
    <style:style style:name="co4" style:family="table-column">
      <style:table-column-properties fo:break-before="auto" style:column-width="52.63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60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TW_20_2020_20_-_20_Aerodroom_20_Vliegbedri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Calibri"/>
    </style:style>
    <style:style style:name="ce3" style:family="table-cell" style:parent-style-name="Default" style:data-style-name="N2"/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0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20202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eking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Journal Items/Account</text:p>
          </table:table-cell>
          <table:table-cell office:value-type="string" calcext:value-type="string">
            <text:p>Journal Items/Label</text:p>
          </table:table-cell>
          <table:table-cell office:value-type="string" calcext:value-type="string">
            <text:p>Journal Items/Debit</text:p>
          </table:table-cell>
          <table:table-cell office:value-type="string" calcext:value-type="string">
            <text:p>Journal Items/Credit</text:p>
          </table:table-cell>
        </table:table-row>
        <table:table-row table:style-name="ro1">
          <table:table-cell table:style-name="ce1" table:formula="of:=[$'MIS report export'.B6]" office:value-type="date" office:date-value="2023-01-31" calcext:value-type="date">
            <text:p>2023-01-31</text:p>
          </table:table-cell>
          <table:table-cell office:value-type="string" calcext:value-type="string">
            <text:p>Miscellaneous Operations</text:p>
          </table:table-cell>
          <table:table-cell table:formula="of:=[$'MIS report export'.A1]" office:value-type="string" office:string-value="BTW 2023 - YourCompany" calcext:value-type="string">
            <text:p>BTW 2023 - YourCompany</text:p>
          </table:table-cell>
          <table:table-cell table:number-columns-repeated="3"/>
          <table:table-cell table:style-name="ce3"/>
        </table:table-row>
        <table:table-row table:style-name="ro1">
          <table:table-cell table:number-columns-repeated="3"/>
          <table:table-cell office:value-type="float" office:value="155000" calcext:value-type="float">
            <text:p>155000</text:p>
          </table:table-cell>
          <table:table-cell table:style-name="ce2" office:value-type="string" calcext:value-type="string">
            <text:p>Afdrachten/aangifte</text:p>
          </table:table-cell>
          <table:table-cell/>
          <table:table-cell table:style-name="ce3" table:formula="of:=SUM([.F5:.F25])" office:value-type="float" office:value="12264.09" calcext:value-type="float">
            <text:p>12264.09</text:p>
          </table:table-cell>
        </table:table-row>
        <table:table-row table:style-name="ro1">
          <table:table-cell table:number-columns-repeated="3"/>
          <table:table-cell office:value-type="float" office:value="155000" calcext:value-type="float">
            <text:p>155000</text:p>
          </table:table-cell>
          <table:table-cell table:style-name="ce2" office:value-type="string" calcext:value-type="string">
            <text:p>Afdrachten/aangifte</text:p>
          </table:table-cell>
          <table:table-cell table:style-name="ce3" table:formula="of:=SUM([.G5:.G25])" office:value-type="float" office:value="22329.81" calcext:value-type="float">
            <text:p>22329.81</text:p>
          </table:table-cell>
          <table:table-cell/>
        </table:table-row>
        <table:table-row table:style-name="ro1">
          <table:table-cell table:number-columns-repeated="3"/>
          <table:table-cell table:formula="of:=MID([$'MIS report export'.A8];1;6)" office:value-type="string" office:string-value="150000" calcext:value-type="string">
            <text:p>150000</text:p>
          </table:table-cell>
          <table:table-cell table:style-name="ce2" table:formula="of:=MID([$'MIS report export'.A8];8;99)" office:value-type="string" office:string-value="Af te dragen BTW hoog tarief" calcext:value-type="string">
            <text:p>Af te dragen BTW hoog tarief</text:p>
          </table:table-cell>
          <table:table-cell table:style-name="ce3" table:formula="of:=IF([$'MIS report export'.B8] &lt; 0; -[$'MIS report export'.B8]; &quot;&quot;)">
            <text:p/>
          </table:table-cell>
          <table:table-cell table:style-name="ce3" table:formula="of:=IF([$'MIS report export'.B8] &gt;= 0; [$'MIS report export'.B8]; &quot;&quot;)" office:value-type="float" office:value="11854.38" calcext:value-type="float">
            <text:p>11854.38</text:p>
          </table:table-cell>
        </table:table-row>
        <table:table-row table:style-name="ro1">
          <table:table-cell table:number-columns-repeated="3"/>
          <table:table-cell table:formula="of:=MID([$'MIS report export'.A9];1;6)" office:value-type="string" office:string-value="150100" calcext:value-type="string">
            <text:p>150100</text:p>
          </table:table-cell>
          <table:table-cell table:style-name="ce2" table:formula="of:=MID([$'MIS report export'.A9];8;99)" office:value-type="string" office:string-value="Af te dragen BTW laag tarief" calcext:value-type="string">
            <text:p>Af te dragen BTW laag tarief</text:p>
          </table:table-cell>
          <table:table-cell table:style-name="ce3" table:formula="of:=IF([$'MIS report export'.B9] &lt; 0; -[$'MIS report export'.B9]; &quot;&quot;)">
            <text:p/>
          </table:table-cell>
          <table:table-cell table:style-name="ce3" table:formula="of:=IF([$'MIS report export'.B9] &gt;= 0; [$'MIS report export'.B9]; &quot;&quot;)" office:value-type="float" office:value="8.21" calcext:value-type="float">
            <text:p>8.21</text:p>
          </table:table-cell>
        </table:table-row>
        <table:table-row table:style-name="ro1">
          <table:table-cell table:number-columns-repeated="3"/>
          <table:table-cell table:formula="of:=MID([$'MIS report export'.A10];1;6)" office:value-type="string" office:string-value="150300" calcext:value-type="string">
            <text:p>150300</text:p>
          </table:table-cell>
          <table:table-cell table:style-name="ce2" table:formula="of:=MID([$'MIS report export'.A10];8;99)" office:value-type="string" office:string-value="Af te dragen BTW privé-gebruik" calcext:value-type="string">
            <text:p>Af te dragen BTW privé-gebruik</text:p>
          </table:table-cell>
          <table:table-cell table:style-name="ce3" table:formula="of:=IF([$'MIS report export'.B10] &lt; 0; -[$'MIS report export'.B10]; &quot;&quot;)">
            <text:p/>
          </table:table-cell>
          <table:table-cell table:style-name="ce3" table:formula="of:=IF([$'MIS report export'.B10] &gt;= 0; [$'MIS report export'.B10]; &quot;&quot;)" office:value-type="float" office:value="64.71" calcext:value-type="float">
            <text:p>64.71</text:p>
          </table:table-cell>
        </table:table-row>
        <table:table-row table:style-name="ro1">
          <table:table-cell table:number-columns-repeated="3"/>
          <table:table-cell table:formula="of:=MID([$'MIS report export'.A11];1;6)" office:value-type="string" office:string-value="151300" calcext:value-type="string">
            <text:p>151300</text:p>
          </table:table-cell>
          <table:table-cell table:style-name="ce2" table:formula="of:=MID([$'MIS report export'.A11];8;99)" office:value-type="string" office:string-value="Af te dragen BTW hoog tarief buiten de EU" calcext:value-type="string">
            <text:p>Af te dragen BTW hoog tarief buiten de EU</text:p>
          </table:table-cell>
          <table:table-cell table:style-name="ce3" table:formula="of:=IF([$'MIS report export'.B11] &lt; 0; -[$'MIS report export'.B11]; &quot;&quot;)">
            <text:p/>
          </table:table-cell>
          <table:table-cell table:style-name="ce3" table:formula="of:=IF([$'MIS report export'.B11] &gt;= 0; [$'MIS report export'.B11]; &quot;&quot;)" office:value-type="float" office:value="16.91" calcext:value-type="float">
            <text:p>16.91</text:p>
          </table:table-cell>
        </table:table-row>
        <table:table-row table:style-name="ro1">
          <table:table-cell table:number-columns-repeated="3"/>
          <table:table-cell table:formula="of:=MID([$'MIS report export'.A12];1;6)" office:value-type="string" office:string-value="151400" calcext:value-type="string">
            <text:p>151400</text:p>
          </table:table-cell>
          <table:table-cell table:style-name="ce2" table:formula="of:=MID([$'MIS report export'.A12];8;99)" office:value-type="string" office:string-value="Af te dragen BTW laag tarief buiten de EU" calcext:value-type="string">
            <text:p>Af te dragen BTW laag tarief buiten de EU</text:p>
          </table:table-cell>
          <table:table-cell table:style-name="ce3" table:formula="of:=IF([$'MIS report export'.B12] &lt; 0; -[$'MIS report export'.B12]; &quot;&quot;)">
            <text:p/>
          </table:table-cell>
          <table:table-cell table:style-name="ce3" table:formula="of:=IF([$'MIS report export'.B12] &gt;= 0; [$'MIS report export'.B12]; &quot;&quot;)" office:value-type="float" office:value="7.25" calcext:value-type="float">
            <text:p>7.25</text:p>
          </table:table-cell>
        </table:table-row>
        <table:table-row table:style-name="ro1">
          <table:table-cell table:number-columns-repeated="3"/>
          <table:table-cell table:formula="of:=MID([$'MIS report export'.A13];1;6)" office:value-type="string" office:string-value="151600" calcext:value-type="string">
            <text:p>151600</text:p>
          </table:table-cell>
          <table:table-cell table:style-name="ce2" table:formula="of:=MID([$'MIS report export'.A13];8;99)" office:value-type="string" office:string-value="Af te dragen BTW hoog tarief binnen de EU" calcext:value-type="string">
            <text:p>Af te dragen BTW hoog tarief binnen de EU</text:p>
          </table:table-cell>
          <table:table-cell table:style-name="ce3" table:formula="of:=IF([$'MIS report export'.B13] &lt; 0; -[$'MIS report export'.B13]; &quot;&quot;)">
            <text:p/>
          </table:table-cell>
          <table:table-cell table:style-name="ce3" table:formula="of:=IF([$'MIS report export'.B13] &gt;= 0; [$'MIS report export'.B13]; &quot;&quot;)" office:value-type="float" office:value="10299.79" calcext:value-type="float">
            <text:p>10299.79</text:p>
          </table:table-cell>
        </table:table-row>
        <table:table-row table:style-name="ro1">
          <table:table-cell table:number-columns-repeated="3"/>
          <table:table-cell table:formula="of:=MID([$'MIS report export'.A14];1;6)" office:value-type="string" office:string-value="151700" calcext:value-type="string">
            <text:p>151700</text:p>
          </table:table-cell>
          <table:table-cell table:style-name="ce2" table:formula="of:=MID([$'MIS report export'.A14];8;99)" office:value-type="string" office:string-value="Af te dragen BTW laag tarief binnen de EU" calcext:value-type="string">
            <text:p>Af te dragen BTW laag tarief binnen de EU</text:p>
          </table:table-cell>
          <table:table-cell table:style-name="ce3" table:formula="of:=IF([$'MIS report export'.B14] &lt; 0; -[$'MIS report export'.B14]; &quot;&quot;)">
            <text:p/>
          </table:table-cell>
          <table:table-cell table:style-name="ce3" table:formula="of:=IF([$'MIS report export'.B14] &gt;= 0; [$'MIS report export'.B14]; &quot;&quot;)" office:value-type="float" office:value="53.95" calcext:value-type="float">
            <text:p>53.95</text:p>
          </table:table-cell>
        </table:table-row>
        <table:table-row table:style-name="ro1">
          <table:table-cell table:number-columns-repeated="3"/>
          <table:table-cell table:formula="of:=MID([$'MIS report export'.A15];1;6)" office:value-type="string" office:string-value="152000" calcext:value-type="string">
            <text:p>152000</text:p>
          </table:table-cell>
          <table:table-cell table:style-name="ce2" table:formula="of:=MID([$'MIS report export'.A15];8;99)" office:value-type="string" office:string-value="Voorbelasting hoog" calcext:value-type="string">
            <text:p>Voorbelasting hoog</text:p>
          </table:table-cell>
          <table:table-cell table:style-name="ce3" table:formula="of:=IF([$'MIS report export'.B15] &lt; 0; -[$'MIS report export'.B15]; &quot;&quot;)" office:value-type="float" office:value="1861.58" calcext:value-type="float">
            <text:p>1861.58</text:p>
          </table:table-cell>
          <table:table-cell table:style-name="ce3" table:formula="of:=IF([$'MIS report export'.B15] &gt;= 0; [$'MIS report export'.B15]; &quot;&quot;)">
            <text:p/>
          </table:table-cell>
        </table:table-row>
        <table:table-row table:style-name="ro1">
          <table:table-cell table:number-columns-repeated="3"/>
          <table:table-cell table:formula="of:=MID([$'MIS report export'.A16];1;6)" office:value-type="string" office:string-value="152400" calcext:value-type="string">
            <text:p>152400</text:p>
          </table:table-cell>
          <table:table-cell table:style-name="ce2" table:formula="of:=MID([$'MIS report export'.A16];8;99)" office:value-type="string" office:string-value="Voorbelasting hoog binnen de EU" calcext:value-type="string">
            <text:p>Voorbelasting hoog binnen de EU</text:p>
          </table:table-cell>
          <table:table-cell table:style-name="ce3" table:formula="of:=IF([$'MIS report export'.B16] &lt; 0; -[$'MIS report export'.B16]; &quot;&quot;)" office:value-type="float" office:value="10299.79" calcext:value-type="float">
            <text:p>10299.79</text:p>
          </table:table-cell>
          <table:table-cell table:style-name="ce3" table:formula="of:=IF([$'MIS report export'.B16] &gt;= 0; [$'MIS report export'.B16]; &quot;&quot;)">
            <text:p/>
          </table:table-cell>
        </table:table-row>
        <table:table-row table:style-name="ro1">
          <table:table-cell table:number-columns-repeated="3"/>
          <table:table-cell table:formula="of:=MID([$'MIS report export'.A17];1;6)" office:value-type="string" office:string-value="152500" calcext:value-type="string">
            <text:p>152500</text:p>
          </table:table-cell>
          <table:table-cell table:style-name="ce2" table:formula="of:=MID([$'MIS report export'.A17];8;99)" office:value-type="string" office:string-value="Voorbelasting laag binnen de EU" calcext:value-type="string">
            <text:p>Voorbelasting laag binnen de EU</text:p>
          </table:table-cell>
          <table:table-cell table:style-name="ce3" table:formula="of:=IF([$'MIS report export'.B17] &lt; 0; -[$'MIS report export'.B17]; &quot;&quot;)" office:value-type="float" office:value="53.95" calcext:value-type="float">
            <text:p>53.95</text:p>
          </table:table-cell>
          <table:table-cell table:style-name="ce3" table:formula="of:=IF([$'MIS report export'.B17] &gt;= 0; [$'MIS report export'.B17]; &quot;&quot;)">
            <text:p/>
          </table:table-cell>
        </table:table-row>
        <table:table-row table:style-name="ro1">
          <table:table-cell table:number-columns-repeated="3"/>
          <table:table-cell table:formula="of:=MID([$'MIS report export'.A18];1;6)" office:value-type="string" office:string-value="152800" calcext:value-type="string">
            <text:p>152800</text:p>
          </table:table-cell>
          <table:table-cell table:style-name="ce2" table:formula="of:=MID([$'MIS report export'.A18];8;99)" office:value-type="string" office:string-value="Voorbelasting hoog buiten EU" calcext:value-type="string">
            <text:p>Voorbelasting hoog buiten EU</text:p>
          </table:table-cell>
          <table:table-cell table:style-name="ce3" table:formula="of:=IF([$'MIS report export'.B18] &lt; 0; -[$'MIS report export'.B18]; &quot;&quot;)" office:value-type="float" office:value="16.91" calcext:value-type="float">
            <text:p>16.91</text:p>
          </table:table-cell>
          <table:table-cell table:style-name="ce3" table:formula="of:=IF([$'MIS report export'.B18] &gt;= 0; [$'MIS report export'.B18]; &quot;&quot;)">
            <text:p/>
          </table:table-cell>
        </table:table-row>
        <table:table-row table:style-name="ro1">
          <table:table-cell table:number-columns-repeated="3"/>
          <table:table-cell table:formula="of:=MID([$'MIS report export'.A19];1;6)" office:value-type="string" office:string-value="152900" calcext:value-type="string">
            <text:p>152900</text:p>
          </table:table-cell>
          <table:table-cell table:style-name="ce2" table:formula="of:=MID([$'MIS report export'.A19];8;99)" office:value-type="string" office:string-value="Voorbelasting laag buiten EU" calcext:value-type="string">
            <text:p>Voorbelasting laag buiten EU</text:p>
          </table:table-cell>
          <table:table-cell table:style-name="ce3" table:formula="of:=IF([$'MIS report export'.B19] &lt; 0; -[$'MIS report export'.B19]; &quot;&quot;)" office:value-type="float" office:value="7.25" calcext:value-type="float">
            <text:p>7.25</text:p>
          </table:table-cell>
          <table:table-cell table:style-name="ce3" table:formula="of:=IF([$'MIS report export'.B19] &gt;= 0; [$'MIS report export'.B19]; &quot;&quot;)">
            <text:p/>
          </table:table-cell>
        </table:table-row>
        <table:table-row table:style-name="ro1">
          <table:table-cell table:number-columns-repeated="3"/>
          <table:table-cell table:formula="of:=MID([$'MIS report export'.A20];1;6)" office:value-type="string" office:string-value="157600" calcext:value-type="string">
            <text:p>157600</text:p>
          </table:table-cell>
          <table:table-cell table:style-name="ce2" table:formula="of:=MID([$'MIS report export'.A20];8;99)" office:value-type="string" office:string-value="Af te dragen BTW hoog tarief binnen de EU diensten" calcext:value-type="string">
            <text:p>Af te dragen BTW hoog tarief binnen de EU diensten</text:p>
          </table:table-cell>
          <table:table-cell table:style-name="ce3" table:formula="of:=IF([$'MIS report export'.B20] &lt; 0; -[$'MIS report export'.B20]; &quot;&quot;)">
            <text:p/>
          </table:table-cell>
          <table:table-cell table:style-name="ce3" table:formula="of:=IF([$'MIS report export'.B20] &gt;= 0; [$'MIS report export'.B20]; &quot;&quot;)" office:value-type="float" office:value="24.61" calcext:value-type="float">
            <text:p>24.61</text:p>
          </table:table-cell>
        </table:table-row>
        <table:table-row table:style-name="ro1">
          <table:table-cell table:number-columns-repeated="3"/>
          <table:table-cell table:formula="of:=MID([$'MIS report export'.A21];1;6)" office:value-type="string" office:string-value="158400" calcext:value-type="string">
            <text:p>158400</text:p>
          </table:table-cell>
          <table:table-cell table:style-name="ce2" table:formula="of:=MID([$'MIS report export'.A21];8;99)" office:value-type="string" office:string-value="Voorbelasting hoog binnen de EU diensten" calcext:value-type="string">
            <text:p>Voorbelasting hoog binnen de EU diensten</text:p>
          </table:table-cell>
          <table:table-cell table:style-name="ce3" table:formula="of:=IF([$'MIS report export'.B21] &lt; 0; -[$'MIS report export'.B21]; &quot;&quot;)" office:value-type="float" office:value="24.61" calcext:value-type="float">
            <text:p>24.61</text:p>
          </table:table-cell>
          <table:table-cell table:style-name="ce3" table:formula="of:=IF([$'MIS report export'.B21] &gt;= 0; [$'MIS report export'.B21]; &quot;&quot;)">
            <text:p/>
          </table:table-cell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IS report export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62" table:default-cell-style-name="Default"/>
        <table:table-row table:style-name="ro1">
          <table:table-cell table:style-name="ce12" office:value-type="string" calcext:value-type="string">
            <text:p>BTW 2023 - YourCompany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14" table:number-columns-repeated="2"/>
          <table:table-cell table:number-columns-repeated="62"/>
        </table:table-row>
        <table:table-row table:style-name="ro1">
          <table:table-cell table:style-name="ce15" office:value-type="string" calcext:value-type="string">
            <text:p>Begindatum</text:p>
          </table:table-cell>
          <table:table-cell table:style-name="ce18" office:value-type="float" office:value="44927" calcext:value-type="float">
            <text:p>44927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Einddatum</text:p>
          </table:table-cell>
          <table:table-cell table:style-name="ce18" office:value-type="float" office:value="44957" calcext:value-type="float">
            <text:p>44957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Af te dragen (of te ontvangen)</text:p>
          </table:table-cell>
          <table:table-cell table:style-name="ce19" office:value-type="float" office:value="10065.72" calcext:value-type="float">
            <text:p>10,066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0000 Af te dragen BTW hoog tarief</text:p>
          </table:table-cell>
          <table:table-cell table:style-name="ce19" office:value-type="float" office:value="11854.38" calcext:value-type="float">
            <text:p>11,854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0100 Af te dragen BTW laag tarief</text:p>
          </table:table-cell>
          <table:table-cell table:style-name="ce19" office:value-type="float" office:value="8.21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0300 Af te dragen BTW privé-gebruik</text:p>
          </table:table-cell>
          <table:table-cell table:style-name="ce19" office:value-type="float" office:value="64.71" calcext:value-type="float">
            <text:p>65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1300 Af te dragen BTW hoog tarief buiten de EU</text:p>
          </table:table-cell>
          <table:table-cell table:style-name="ce19" office:value-type="float" office:value="16.91" calcext:value-type="float">
            <text:p>17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1400 Af te dragen BTW laag tarief buiten de EU</text:p>
          </table:table-cell>
          <table:table-cell table:style-name="ce19" office:value-type="float" office:value="7.25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1600 Af te dragen BTW hoog tarief binnen de EU</text:p>
          </table:table-cell>
          <table:table-cell table:style-name="ce19" office:value-type="float" office:value="10299.79" calcext:value-type="float">
            <text:p>10,300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1700 Af te dragen BTW laag tarief binnen de EU</text:p>
          </table:table-cell>
          <table:table-cell table:style-name="ce19" office:value-type="float" office:value="53.95" calcext:value-type="float">
            <text:p>54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2000 Voorbelasting hoog</text:p>
          </table:table-cell>
          <table:table-cell table:style-name="ce19" office:value-type="float" office:value="-1861.58" calcext:value-type="float">
            <text:p>-1,862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2400 Voorbelasting hoog binnen de EU</text:p>
          </table:table-cell>
          <table:table-cell table:style-name="ce19" office:value-type="float" office:value="-10299.79" calcext:value-type="float">
            <text:p>-10,300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2500 Voorbelasting laag binnen de EU</text:p>
          </table:table-cell>
          <table:table-cell table:style-name="ce19" office:value-type="float" office:value="-53.95" calcext:value-type="float">
            <text:p>-54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2800 Voorbelasting hoog buiten EU</text:p>
          </table:table-cell>
          <table:table-cell table:style-name="ce19" office:value-type="float" office:value="-16.91" calcext:value-type="float">
            <text:p>-17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2900 Voorbelasting laag buiten EU</text:p>
          </table:table-cell>
          <table:table-cell table:style-name="ce19" office:value-type="float" office:value="-7.25" calcext:value-type="float">
            <text:p>-7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7600 Af te dragen BTW hoog tarief binnen de EU diensten</text:p>
          </table:table-cell>
          <table:table-cell table:style-name="ce19" office:value-type="float" office:value="24.61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158400 Voorbelasting hoog binnen de EU diensten</text:p>
          </table:table-cell>
          <table:table-cell table:style-name="ce19" office:value-type="float" office:value="-24.61" calcext:value-type="float">
            <text:p>-2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0"/>
          <table:table-cell table:number-columns-repeated="63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ebruiksaanwijzing" table:style-name="ta1">
        <office:forms form:automatic-focus="false" form:apply-design-mode="false"/>
        <table:table-column table:style-name="co6" table:default-cell-style-name="ce20"/>
        <table:table-column table:style-name="co7" table:default-cell-style-name="ce21"/>
        <table:table-row table:style-name="ro4">
          <table:table-cell/>
          <table:table-cell office:value-type="string" calcext:value-type="string">
            <text:p>Gebruik dit spreadsheet om de BTW boeking die je hebt gemaakt in Odoo met Rapportages→MIS Rapporten→BTW boeking om te zetten in een memoriaalboeking (Journal Entry).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ak met een MIS Rapport (Rapportages→MIS Rapporten) een nieuw rapport voor het jaar wat je wilt sluiten voor de BTW (01-01 t/m 31-12, of je fiscale jaar als dat niet gelijk is aan het kalenderjaar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kijk dit rapport, controleer of dit er goed uit zie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orteer het rapport naar Excel of ODS formaat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Open dit geëxporteerde bestand, en kopiëer het enige tabblad over het tabblad “MIS report export” van dit templat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electeer het tabblad “boeking”. Verwijder alle regels na regel 5 waarvan Journal Items/Credit of Journal Items/Debit de waarde nul hebben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a het bestand op onder een andere naam, bijvoorbeeld btw-boeking-2022.ods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Importeer de journaalboeking onder Boekhouding→Boekingen. De “Importeer records” knop is verstopt onder het “Favorieten” icoon.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ontroleer dat het 155000 grootboek een saldo heeft van hooguit een paar Euro (de afronding in uw voordeel die u op de BTW aangifte mag maken).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month number:style="long"/>
      <number:text>-</number:text>
      <number:day number:style="long"/>
      <number:text>-</number:text>
      <number:year number:style="long"/>
    </number:date-style>
    <number:date-style style:name="N161">
      <number:day number:style="long"/>
      <number:text>-</number:text>
      <number:month number:style="long"/>
      <number:text>-</number:text>
      <number:year number:style="long"/>
    </number:date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1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1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1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0:45:19.803025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TW_20_2020_20_-_20_Aerodroom_20_Vliegbedri" style:display-name="PageStyle_BTW 2020 - Aerodroom Vliegbed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9:20:55</meta:creation-date>
    <dc:date>2023-01-12T20:47:53.221180353</dc:date>
    <meta:generator>LibreOffice/6.4.7.2$Linux_X86_64 LibreOffice_project/40$Build-2</meta:generator>
    <dc:creator>Bert Driehuis</dc:creator>
    <meta:editing-duration>PT18H1M35S</meta:editing-duration>
    <meta:editing-cycles>18</meta:editing-cycles>
    <meta:document-statistic meta:table-count="3" meta:cell-count="1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